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945in" loext:contextual-spacing="false" fo:line-height="150%" fo:text-indent="0.3937in" style:auto-text-indent="false"/>
      <style:text-properties style:font-name="Times New Roman" fo:font-size="12pt" style:font-size-asian="12pt" style:font-style-complex="italic"/>
    </style:style>
    <style:style style:name="P2" style:family="paragraph" style:parent-style-name="Standard">
      <style:paragraph-properties fo:margin-left="0in" fo:margin-right="0in" fo:line-height="150%" fo:text-indent="0.3937in" style:auto-text-indent="false"/>
      <style:text-properties style:font-name="Times New Roman" officeooo:paragraph-rsid="0026382b"/>
    </style:style>
    <style:style style:name="P3" style:family="paragraph" style:parent-style-name="Standard">
      <style:paragraph-properties fo:margin-left="0in" fo:margin-right="0in" fo:margin-top="0in" fo:margin-bottom="0.0835in" loext:contextual-spacing="false" fo:line-height="150%" fo:text-indent="0.3929in" style:auto-text-indent="false"/>
      <style:text-properties style:font-name="Times New Roman"/>
    </style:style>
    <style:style style:name="P4" style:family="paragraph" style:parent-style-name="Standard">
      <style:paragraph-properties fo:margin-left="0in" fo:margin-right="0in" fo:margin-top="0in" fo:margin-bottom="0.1945in" loext:contextual-spacing="false" fo:line-height="150%" fo:text-indent="0.3929in" style:auto-text-indent="false"/>
      <style:text-properties style:font-name="Times New Roman"/>
    </style:style>
    <style:style style:name="P5" style:family="paragraph" style:parent-style-name="Standard">
      <style:paragraph-properties fo:margin-left="0in" fo:margin-right="0in" fo:line-height="150%" fo:text-indent="0.3929in" style:auto-text-indent="false"/>
      <style:text-properties style:font-name="Times New Roman"/>
    </style:style>
    <style:style style:name="P6" style:family="paragraph" style:parent-style-name="Standard">
      <style:paragraph-properties fo:margin-left="0in" fo:margin-right="0in" fo:margin-top="0in" fo:margin-bottom="0in" loext:contextual-spacing="false" fo:line-height="150%" fo:text-indent="0.3929in" style:auto-text-indent="false"/>
      <style:text-properties style:font-name="Times New Roman"/>
    </style:style>
    <style:style style:name="P7" style:family="paragraph" style:parent-style-name="Standard">
      <style:paragraph-properties fo:margin-left="0in" fo:margin-right="0in" fo:margin-top="0in" fo:margin-bottom="0in" loext:contextual-spacing="false" fo:line-height="150%" fo:text-align="start" style:justify-single-word="false" fo:text-indent="0.3929in" style:auto-text-indent="false" style:writing-mode="lr-tb"/>
      <style:text-properties style:font-name="Times New Roman" fo:font-size="12pt" style:font-size-asian="12pt" style:font-name-complex="Times New Roman1"/>
    </style:style>
    <style:style style:name="P8" style:family="paragraph" style:parent-style-name="Standard">
      <style:paragraph-properties fo:margin-left="0.3937in" fo:margin-right="0in" fo:margin-top="0in" fo:margin-bottom="0in" loext:contextual-spacing="false" fo:line-height="100%" fo:text-indent="0in" style:auto-text-indent="false"/>
      <style:text-properties style:font-name="Times New Roman"/>
    </style:style>
    <style:style style:name="P9" style:family="paragraph" style:parent-style-name="Standard">
      <style:paragraph-properties fo:margin-left="0.3937in" fo:margin-right="0in" fo:margin-top="0in" fo:margin-bottom="0.0835in" loext:contextual-spacing="false" fo:line-height="100%" fo:text-indent="0in" style:auto-text-indent="false"/>
      <style:text-properties style:font-name="Times New Roman"/>
    </style:style>
    <style:style style:name="P10" style:family="paragraph" style:parent-style-name="Standard">
      <style:paragraph-properties fo:margin-top="0in" fo:margin-bottom="0in" loext:contextual-spacing="false" fo:line-height="150%"/>
      <style:text-properties style:font-name="Times New Roman" fo:font-size="12pt" fo:font-weight="bold" style:font-size-asian="12pt" style:font-weight-asian="bold"/>
    </style:style>
    <style:style style:name="P11" style:family="paragraph" style:parent-style-name="Standard">
      <style:paragraph-properties fo:margin-left="0.9846in" fo:margin-right="0in" fo:margin-top="0in" fo:margin-bottom="0in" loext:contextual-spacing="false" fo:line-height="150%" fo:text-indent="0in" style:auto-text-indent="false"/>
      <style:text-properties style:font-name="Times New Roman" fo:font-size="12pt" style:font-size-asian="12pt" style:font-style-complex="italic"/>
    </style:style>
    <style:style style:name="P12" style:family="paragraph" style:parent-style-name="Standard">
      <style:paragraph-properties fo:margin-left="0.9846in" fo:margin-right="0in" fo:margin-top="0in" fo:margin-bottom="0in" loext:contextual-spacing="false" fo:line-height="150%" fo:text-indent="0in" style:auto-text-indent="false"/>
      <style:text-properties style:font-name="Times New Roman"/>
    </style:style>
    <style:style style:name="P13" style:family="paragraph" style:parent-style-name="Standard">
      <style:paragraph-properties fo:margin-left="0.9846in" fo:margin-right="0in" fo:margin-top="0in" fo:margin-bottom="0in" loext:contextual-spacing="false" fo:line-height="150%" fo:text-indent="-0.9846in" style:auto-text-indent="false"/>
      <style:text-properties style:font-name="Times New Roman"/>
    </style:style>
    <style:style style:name="P14" style:family="paragraph" style:parent-style-name="Standard">
      <style:paragraph-properties fo:margin-left="0.9846in" fo:margin-right="0in" fo:margin-top="0in" fo:margin-bottom="0in" loext:contextual-spacing="false" fo:line-height="150%" fo:text-indent="-0.9846in" style:auto-text-indent="false"/>
      <style:text-properties style:font-name="Times New Roman" fo:font-size="12pt" fo:font-weight="bold" style:font-size-asian="12pt" style:font-weight-asian="bold" style:font-style-complex="italic"/>
    </style:style>
    <style:style style:name="P15" style:family="paragraph" style:parent-style-name="Standard">
      <style:paragraph-properties fo:margin-left="1in" fo:margin-right="0in" fo:margin-top="0in" fo:margin-bottom="0in" loext:contextual-spacing="false" fo:line-height="150%" fo:text-indent="0in" style:auto-text-indent="false"/>
      <style:text-properties style:font-name="Times New Roman" fo:font-size="12pt" style:font-size-asian="12pt" style:font-style-complex="italic"/>
    </style:style>
    <style:style style:name="P16" style:family="paragraph" style:parent-style-name="Judul_20_Bab">
      <style:paragraph-properties fo:text-align="center" style:justify-single-word="false"/>
      <style:text-properties style:font-name="Times New Roman"/>
    </style:style>
    <style:style style:name="P17" style:family="paragraph" style:parent-style-name="Standard" style:list-style-name="WWNum3">
      <style:paragraph-properties fo:margin-left="0.669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style:style>
    <style:style style:name="P18" style:family="paragraph" style:parent-style-name="Standard" style:list-style-name="WWNum3">
      <style:paragraph-properties fo:margin-left="0.669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fo:font-size="12pt" style:font-size-asian="12pt" style:font-name-complex="Times New Roman1" style:font-weight-complex="bold"/>
    </style:style>
    <style:style style:name="P19" style:family="paragraph" style:parent-style-name="Standard" style:list-style-name="WWNum2">
      <style:paragraph-properties fo:margin-left="0.708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style:style>
    <style:style style:name="P20" style:family="paragraph" style:parent-style-name="Standard" style:list-style-name="WWNum2">
      <style:paragraph-properties fo:margin-left="0.7083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fo:font-size="12pt" style:font-size-asian="12pt" style:font-name-complex="Times New Roman1"/>
    </style:style>
    <style:style style:name="P21" style:family="paragraph" style:parent-style-name="Standard" style:list-style-name="WWNum2">
      <style:paragraph-properties fo:margin-left="0.2756in" fo:margin-right="0in" fo:margin-top="0in" fo:margin-bottom="0in" loext:contextual-spacing="false" fo:line-height="150%" fo:text-align="justify" style:justify-single-word="false" fo:orphans="2" fo:widows="2" fo:text-indent="-0.2756in" style:auto-text-indent="false" style:writing-mode="lr-tb"/>
      <style:text-properties style:font-name="Times New Roman"/>
    </style:style>
    <style:style style:name="P22" style:family="paragraph" style:parent-style-name="Standard">
      <style:paragraph-properties fo:margin-left="0in" fo:margin-right="0in" fo:margin-top="0.2in" fo:margin-bottom="0.2in" loext:contextual-spacing="false" fo:line-height="150%" fo:text-indent="0.3929in" style:auto-text-indent="false" style:shadow="none" style:writing-mode="lr-tb"/>
      <style:text-properties style:font-name="Times New Roman" style:font-name-complex="Times New Roman1"/>
    </style:style>
    <style:style style:name="P23" style:family="paragraph" style:parent-style-name="Standard">
      <style:paragraph-properties fo:margin-left="0in" fo:margin-right="0in" fo:margin-top="0.2in" fo:margin-bottom="0.2in" loext:contextual-spacing="false" fo:line-height="150%" fo:text-indent="0.3929in" style:auto-text-indent="false" style:shadow="none" style:writing-mode="lr-tb"/>
      <style:text-properties style:font-name="Times New Roman" officeooo:rsid="00270c24" officeooo:paragraph-rsid="00270c24" style:font-name-complex="Times New Roman1"/>
    </style:style>
    <style:style style:name="P24" style:family="paragraph" style:parent-style-name="Judul_20_Bab" style:list-style-name="" style:master-page-name="Standard">
      <style:paragraph-properties fo:text-align="center" style:justify-single-word="false" style:page-number="auto"/>
      <style:text-properties style:font-name="Times New Roman"/>
    </style:style>
    <style:style style:name="P25" style:family="paragraph" style:parent-style-name="List_20_Paragraph1" style:list-style-name="WWNum4">
      <style:paragraph-properties fo:margin-left="0.7083in" fo:margin-right="0in" fo:margin-top="0in" fo:margin-bottom="0in" loext:contextual-spacing="false" fo:line-height="150%" fo:text-align="justify" style:justify-single-word="false" fo:orphans="0" fo:widows="0" fo:text-indent="-0.2756in" style:auto-text-indent="false" style:writing-mode="lr-tb"/>
      <style:text-properties style:font-name="Times New Roman"/>
    </style:style>
    <style:style style:name="P26" style:family="paragraph" style:parent-style-name="List_20_Paragraph1" style:list-style-name="WWNum4">
      <style:paragraph-properties fo:margin-left="0.7083in" fo:margin-right="0in" fo:margin-top="0in" fo:margin-bottom="0in" loext:contextual-spacing="false" fo:line-height="150%" fo:text-align="justify" style:justify-single-word="false" fo:orphans="0" fo:widows="0" fo:text-indent="-0.2756in" style:auto-text-indent="false" style:writing-mode="lr-tb"/>
      <style:text-properties style:font-name="Times New Roman" fo:font-size="12pt" style:font-size-asian="12pt" style:font-name-complex="Times New Roman1" style:font-weight-complex="bold"/>
    </style:style>
    <style:style style:name="P27" style:family="paragraph" style:parent-style-name="Subjudul" style:list-style-name="WWNum1">
      <style:paragraph-properties fo:margin-left="0.3937in" fo:margin-right="0in" fo:text-indent="-0.3937in" style:auto-text-indent="false"/>
      <style:text-properties style:font-name="Times New Roman"/>
    </style:style>
    <style:style style:name="P28" style:family="paragraph" style:parent-style-name="Subjudul" style:list-style-name="WWNum1">
      <style:paragraph-properties fo:margin-left="0.3937in" fo:margin-right="0in" fo:margin-top="0in" fo:margin-bottom="0in" loext:contextual-spacing="false" fo:line-height="150%" fo:text-align="justify" style:justify-single-word="false" fo:orphans="0" fo:widows="0" fo:text-indent="-0.3937in" style:auto-text-indent="false" fo:break-before="page" style:writing-mode="lr-tb"/>
      <style:text-properties fo:color="#00000a" style:font-name="Times New Roman" fo:font-size="12pt" fo:language="id" fo:country="ID" fo:font-weight="bold" style:font-name-asian="Calibri1" style:font-size-asian="12pt" style:language-asian="zh" style:country-asian="CN" style:font-weight-asian="bold" style:font-name-complex="Times New Roman1" style:font-size-complex="12pt" style:language-complex="ar" style:country-complex="SA"/>
    </style:style>
    <style:style style:name="P29" style:family="paragraph" style:parent-style-name="Subjudul" style:list-style-name="WWNum1">
      <style:paragraph-properties fo:margin-left="0.3937in" fo:margin-right="0in" fo:margin-top="0in" fo:margin-bottom="0in" loext:contextual-spacing="false" fo:line-height="150%" fo:text-align="justify" style:justify-single-word="false" fo:orphans="0" fo:widows="0" fo:text-indent="-0.3937in" style:auto-text-indent="false" style:writing-mode="lr-tb"/>
      <style:text-properties fo:color="#00000a" style:font-name="Times New Roman" fo:font-size="12pt" fo:language="id" fo:country="ID" fo:font-weight="bold" style:font-name-asian="Calibri1" style:font-size-asian="12pt" style:language-asian="zh" style:country-asian="CN" style:font-weight-asian="bold" style:font-name-complex="Times New Roman1" style:font-size-complex="12pt" style:language-complex="ar" style:country-complex="SA"/>
    </style:style>
    <style:style style:name="P30" style:family="paragraph" style:parent-style-name="Subjudul" style:list-style-name="WWNum1">
      <style:paragraph-properties fo:margin-left="0.3937in" fo:margin-right="0in" fo:margin-top="0.2in" fo:margin-bottom="0in" loext:contextual-spacing="false" fo:line-height="150%" fo:text-align="justify" style:justify-single-word="false" fo:orphans="0" fo:widows="0" fo:text-indent="-0.3937in" style:auto-text-indent="false" style:writing-mode="lr-tb"/>
      <style:text-properties style:font-name="Times New Roman"/>
    </style:style>
    <style:style style:name="P31" style:family="paragraph" style:parent-style-name="Subjudul" style:list-style-name="WWNum1">
      <style:paragraph-properties fo:margin-left="0.3543in" fo:margin-right="0in" fo:margin-top="0in" fo:margin-bottom="0in" loext:contextual-spacing="false" fo:line-height="150%" fo:text-align="justify" style:justify-single-word="false" fo:orphans="0" fo:widows="0" fo:text-indent="-0.3543in" style:auto-text-indent="false" style:writing-mode="lr-tb"/>
      <style:text-properties fo:color="#00000a" style:font-name="Times New Roman" fo:font-size="12pt" fo:language="id" fo:country="ID" fo:font-weight="bold" style:font-name-asian="Calibri1" style:font-size-asian="12pt" style:language-asian="zh" style:country-asian="CN" style:font-weight-asian="bold" style:font-name-complex="Times New Roman1" style:font-size-complex="12pt" style:language-complex="ar" style:country-complex="SA"/>
    </style:style>
    <style:style style:name="P32" style:family="paragraph">
      <style:paragraph-properties fo:margin-left="0.3937in" fo:margin-right="0in" fo:margin-top="0in" fo:margin-bottom="0.0835in" fo:line-height="100%" fo:text-align="center" fo:text-indent="0in"/>
    </style:style>
    <style:style style:name="P33" style:family="paragraph">
      <loext:graphic-properties draw:fill="none" draw:fill-color="#ffffff"/>
      <style:paragraph-properties fo:margin-left="0.3937in" fo:margin-right="0in" fo:margin-top="0in" fo:margin-bottom="0.0835in" fo:line-height="100%" fo:text-indent="0in"/>
      <style:text-properties style:font-name="Tinos" fo:font-size="12pt" style:font-name-asian="Times New Roman"/>
    </style:style>
    <style:style style:name="T1" style:family="text">
      <style:text-properties style:font-name-complex="Times New Roman1"/>
    </style:style>
    <style:style style:name="T2" style:family="text">
      <style:text-properties officeooo:rsid="0026383b" style:font-name-complex="Times New Roman1"/>
    </style:style>
    <style:style style:name="T3" style:family="text">
      <style:text-properties fo:font-style="italic" style:font-style-asian="italic" style:font-name-complex="Times New Roman1"/>
    </style:style>
    <style:style style:name="T4" style:family="text">
      <style:text-properties fo:font-style="italic" style:font-style-asian="italic" style:font-name-complex="Times New Roman1" style:font-style-complex="italic"/>
    </style:style>
    <style:style style:name="T5" style:family="text">
      <style:text-properties fo:font-style="italic" style:font-style-asian="italic" style:font-style-complex="italic"/>
    </style:style>
    <style:style style:name="T6" style:family="text">
      <style:text-properties fo:font-size="12pt" style:font-size-asian="12pt"/>
    </style:style>
    <style:style style:name="T7" style:family="text">
      <style:text-properties fo:font-size="12pt" style:font-size-asian="12pt" style:font-name-complex="Times New Roman1"/>
    </style:style>
    <style:style style:name="T8" style:family="text">
      <style:text-properties fo:font-size="12pt" style:font-size-asian="12pt" style:font-name-complex="Times New Roman1" style:font-weight-complex="bold"/>
    </style:style>
    <style:style style:name="T9" style:family="text">
      <style:text-properties fo:font-size="12pt" style:font-size-asian="12pt" style:font-name-complex="Times New Roman1" style:font-style-complex="italic" style:font-weight-complex="bold"/>
    </style:style>
    <style:style style:name="T10" style:family="text">
      <style:text-properties fo:font-size="12pt" style:font-size-asian="12pt" style:font-style-complex="italic"/>
    </style:style>
    <style:style style:name="T11" style:family="text">
      <style:text-properties fo:font-size="12pt" fo:font-style="italic" style:font-size-asian="12pt" style:font-style-asian="italic"/>
    </style:style>
    <style:style style:name="T12" style:family="text">
      <style:text-properties fo:font-size="12pt" fo:font-style="italic" style:font-size-asian="12pt" style:font-style-asian="italic" style:font-name-complex="Times New Roman1"/>
    </style:style>
    <style:style style:name="T13" style:family="text">
      <style:text-properties fo:font-size="12pt" fo:font-style="italic" style:font-size-asian="12pt" style:font-style-asian="italic" style:font-name-complex="Times New Roman1" style:font-style-complex="italic"/>
    </style:style>
    <style:style style:name="T14" style:family="text">
      <style:text-properties fo:font-size="12pt" fo:font-style="italic" style:font-size-asian="12pt" style:font-style-asian="italic" style:font-name-complex="Times New Roman1" style:font-style-complex="italic" style:font-weight-complex="bold"/>
    </style:style>
    <style:style style:name="T15" style:family="text">
      <style:text-properties fo:font-size="12pt" fo:font-style="italic" style:font-size-asian="12pt" style:font-style-asian="italic" style:font-name-complex="Times New Roman1" style:font-weight-complex="bold"/>
    </style:style>
    <style:style style:name="T16" style:family="text">
      <style:text-properties fo:font-size="12pt" fo:font-style="italic" style:font-size-asian="12pt" style:font-style-asian="italic" style:font-style-complex="italic"/>
    </style:style>
    <style:style style:name="T17" style:family="text">
      <style:text-properties fo:font-size="12pt" fo:font-style="italic" fo:font-weight="bold" style:font-size-asian="12pt" style:font-style-asian="italic" style:font-weight-asian="bold" style:font-name-complex="Times New Roman1" style:font-style-complex="italic"/>
    </style:style>
    <style:style style:name="T18" style:family="text">
      <style:text-properties fo:font-size="12pt" fo:font-weight="bold" style:font-size-asian="12pt" style:font-weight-asian="bold"/>
    </style:style>
    <style:style style:name="T19" style:family="text">
      <style:text-properties fo:font-size="12pt" fo:font-weight="bold" style:font-size-asian="12pt" style:font-weight-asian="bold" style:font-name-complex="Times New Roman1"/>
    </style:style>
    <style:style style:name="T20" style:family="text">
      <style:text-properties fo:font-size="12pt" fo:font-weight="bold" style:font-size-asian="12pt" style:font-weight-asian="bold" style:font-style-complex="italic"/>
    </style:style>
    <style:style style:name="T21" style:family="text">
      <style:text-properties officeooo:rsid="0026382b"/>
    </style:style>
    <style:style style:name="T22" style:family="text">
      <style:text-properties style:font-name="Tinos" fo:font-size="12pt" style:font-name-asian="Times New Roman"/>
    </style:style>
    <style:style style:name="gr1"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AB I </text:h>
      <text:p text:style-name="P16">PENDAHULUAN</text:p>
      <text:list xml:id="list2623297659" text:style-name="WWNum1">
        <text:list-item>
          <text:list>
            <text:list-item>
              <text:h text:style-name="P27" text:outline-level="2">Latar Belakang</text:h>
            </text:list-item>
          </text:list>
        </text:list-item>
      </text:list>
      <text:p text:style-name="P2">Pada saat ini dunia teknologi berkembang dengan pesat di segala bidang. <text:s/>Ini ditandai dengan bermunculannya alat-alat yang menggunakan sistem teknologi digital dan otomatis. Teknologi menjadi hal yang sangat berguna bagi kehidupan manusia, mulai dari teknologi mekanik, <text:span text:style-name="T21">elektronik</text:span>, dan tentunya teknologi telekomunikasi. Di era globalisasi seperti sekarang ini, teknologi sangat membantu aktivitas manusia agar lebih mudah dan lebih efisien. Teknologi <text:s/>elektronika adalah salah satu teknologi yang tentunya akan sangat membantu manusia dalam melakukan berbagai hal terutama dalam mengendalikan perangkat kelistrikan.</text:p>
      <text:p text:style-name="P3"><text:span text:style-name="T1">Salah satu teknologi </text:span><text:span text:style-name="T2">perpaduan antara telekomunikasi dan</text:span><text:span text:style-name="T1"> elektronika saat ini yang sedang ramai dibicarakan baik di Indonesia maupun luar negeri yaitu IoT (</text:span><text:span text:style-name="T3">Internet of Things</text:span><text:span text:style-name="T1">).</text:span></text:p>
      <text:p text:style-name="P9"><text:span text:style-name="T1">Menurut </text:span><text:span text:style-name="T3">Wikipedia</text:span><text:span text:style-name="T1"> Indonesia (2012) “</text:span><text:span text:style-name="T3">IoT merupakan sebuah konsep yang bertujuan untuk memperluas manfaat dari konektivitas internet yang tersambung secara terus-menerus. Adapun kemampuan seperti berbagi data, remote control, dan sebagainya, termasuk juga pada benda di dunia nyata</text:span><text:span text:style-name="T1">”. </text:span></text:p>
      <text:p text:style-name="P8"><text:span text:style-name="T1">“</text:span><text:span text:style-name="T3">IoT adalah jaringan benda-benda fisik atau “things” yang tertanam (embedded) dalam perangkat elektronik, perangkat lunak, sensor, dan konektivitas untuk memungkinkannya mencapai nilai dan layanan yang lebih besar, dengan cara bertukar data dengan produsen, operator dan/atau perangkat lain yang terhubung</text:span><text:span text:style-name="T1">”. (Onno W .Purbo, 2015)</text:span></text:p>
      <text:p text:style-name="P22">Setiap objek dalam IoT bukan saja bisa diidentifikasi secara unik via sistem komputasi-tertanamnya tetapi juga mampu beroperasi dalam infrastruktur internet yang ada.</text:p>
      <text:p text:style-name="P23">Salah satu teknologi IoT yang dapat diterapkan kedalam kehidupan sehari-hari yaitu <text:span text:style-name="T5">memonitoring</text:span> dan mengendalikan peralatan listrik yang ada di rumah seperti lampu, pendingin ruangan, dan mesin pompa air. Semua peralatan listrik tersebut dapat dikendalikan secara daring maupun luring dan terhubung ke satu pengendali.</text:p>
      <text:p text:style-name="P4"><draw:frame text:anchor-type="paragraph" draw:z-index="0" draw:name="Shape1" draw:style-name="gr1" draw:text-style-name="P33" svg:width="0.5307in" svg:height="0.1953in" svg:x="2.5398in" svg:y="2.3953in"><draw:text-box><text:p text:style-name="P32"><text:span text:style-name="T22">1</text:span></text:p></draw:text-box></draw:frame><text:soft-page-break/><text:span text:style-name="T1">Untuk mendukung gagasan di atas, maka diperlukan perangkat yang efisien baik itu dalam dimensi maupun penggunaan daya. Dengan memanfaatkan </text:span><text:span text:style-name="T4">Raspberry Pi</text:span><text:span text:style-name="T1">, maka masalah efisiensi tersebut dapat diatasi. </text:span><text:span text:style-name="T4">Raspberry Pi</text:span><text:span text:style-name="T1"> yaitu komputer papan tunggal (</text:span><text:span text:style-name="T4">Single Board Circuit</text:span><text:span text:style-name="T1"> /SBC) yang memiliki ukuran sebesar kartu kredit. </text:span><text:span text:style-name="T4">Raspberry Pi</text:span><text:span text:style-name="T1"> bisa digunakan untuk berbagai keperluan, seperti </text:span><text:span text:style-name="T4">spreadsheet</text:span><text:span text:style-name="T1">, </text:span><text:span text:style-name="T3">game</text:span><text:span text:style-name="T1">, bahkan bisa digunakan sebagai </text:span><text:span text:style-name="T4">media player</text:span><text:span text:style-name="T1"> karena kemampuannya dalam memutar </text:span><text:span text:style-name="T4">video high definition</text:span><text:span text:style-name="T1">. </text:span><text:span text:style-name="T4">Raspberry Pi</text:span><text:span text:style-name="T1"> memiliki fitur GPIO (</text:span><text:span text:style-name="T3">General Purpose Input Output</text:span><text:span text:style-name="T1">) yang berfungsi sebagai </text:span><text:span text:style-name="T4">port-port</text:span><text:span text:style-name="T1"> yang mengirimkan perintah sesuai instruksi atau program yang dibuat.</text:span></text:p>
      <text:p text:style-name="P4"><draw:frame text:anchor-type="paragraph" draw:z-index="1" draw:name="Shape1" draw:style-name="gr1" draw:text-style-name="P33" svg:width="0.5307in" svg:height="0.1953in" svg:x="4.902in" svg:y="-1.1484in"><draw:text-box><text:p text:style-name="P32"><text:span text:style-name="T22">2</text:span></text:p></draw:text-box></draw:frame><text:span text:style-name="T1">Dengan menggunakan </text:span><text:span text:style-name="T3">Raspberry Pi </text:span><text:span text:style-name="T1">teknologi </text:span><text:span text:style-name="T4">website </text:span><text:span text:style-name="T1">saat ini dapat diaplikasikan sebagai </text:span><text:span text:style-name="T4">monitoring</text:span><text:span text:style-name="T1"> dan kendali, yang digunakan untuk mengendalikan perangkat kelistrikan, sehingga </text:span><text:span text:style-name="T4">user </text:span><text:span text:style-name="T1">cukup mengontrol dari PC atau smartphone</text:span><text:span text:style-name="T4"> </text:span><text:span text:style-name="T1">yang telah terhubung dengan internet. Dalam hal ini pengontrolan menggunakan </text:span><text:span text:style-name="T4">Raspberry Pi </text:span><text:span text:style-name="T1">memiliki beberapa keunggulan seperti </text:span><text:span text:style-name="T4">low power</text:span><text:span text:style-name="T1"> dan relatif lebih mudah dihubungkan dengan </text:span><text:span text:style-name="T4">web server</text:span><text:span text:style-name="T1"> dibandingkan dengan </text:span><text:span text:style-name="T4">mikrokontroler</text:span><text:span text:style-name="T1">. Oleh karena itu penggunaan </text:span><text:span text:style-name="T4">Raspberry Pi</text:span><text:span text:style-name="T1"> sebagai </text:span><text:span text:style-name="T4">web server</text:span><text:span text:style-name="T1"> dapat menggantikan fungsi PC pada umumnya.</text:span></text:p>
      <text:p text:style-name="P4"><text:span text:style-name="T1">Dengan kemampuannya yang begitu unik, </text:span><text:span text:style-name="T3">Raspberry Pi</text:span><text:span text:style-name="T1"> dengan </text:span><text:span text:style-name="T3">fitur</text:span><text:span text:style-name="T1"> IoT-nya menjadi semakin menarik untuk digunakan. Mulai dari memantau keamanan rumah, kompleks, apartemen, perkantoran, dan lain-lain. Sehingga muncul gagasan untuk menggunakan </text:span><text:span text:style-name="T3">Raspberry Pi</text:span><text:span text:style-name="T1"> sebagai server yang dapat memantau perangkat kelistrikan yang ada di rumah sekaligus mengendalikannya. Sehingga saat kita meninggalkan rumah, kita tidak perlu khawatir tentang keadaan di rumah.</text:span></text:p>
      <text:p text:style-name="P4"><text:span text:style-name="T1">Oleh karena itu berdasarkan latar belakang di atas dan kebutuhan-kebutuhan akan keamanan dan kenyamanan, maka Pada Tugas Akhir ini saya membahas tentang “RANCANG BANGUN SISTEM </text:span><text:span text:style-name="T4">MONITORING</text:span><text:span text:style-name="T1"> DAN PENGENDALI </text:span><text:span text:style-name="T4">SMARTHOME</text:span><text:span text:style-name="T1"> BERBASIS WEB MENGGUNAKAN </text:span><text:span text:style-name="T4">RASPBERRY PI</text:span><text:span text:style-name="T1">”.</text:span></text:p>
      <text:list xml:id="list65802784625034" text:continue-numbering="true" text:style-name="WWNum1">
        <text:list-item>
          <text:list>
            <text:list-item>
              <text:p text:style-name="P28"><draw:frame text:anchor-type="paragraph" draw:z-index="2" draw:name="Shape1" draw:style-name="gr1" draw:text-style-name="P33" svg:width="0.5307in" svg:height="0.1953in" svg:x="4.902in" svg:y="-0.361in"><draw:text-box><text:p text:style-name="P32"><text:span text:style-name="T22">3</text:span></text:p></draw:text-box></draw:frame>Perumusan Masalah</text:p>
            </text:list-item>
          </text:list>
        </text:list-item>
      </text:list>
      <text:p text:style-name="P5"><text:span text:style-name="T8">B</text:span><text:span text:style-name="T7">erdasarkan latar belakang di atas maka penulis dapat merumuskan masalah-masalah sebagai berikut:</text:span></text:p>
      <text:list xml:id="list959297568" text:style-name="WWNum3">
        <text:list-item>
          <text:p text:style-name="P17"><text:span text:style-name="T8">Bagaimana membuat rangkaian </text:span><text:span text:style-name="T9">perangkat keras sistem</text:span><text:span text:style-name="T14"> </text:span><text:span text:style-name="T8">yang digunakan untuk </text:span><text:span text:style-name="T15">memonitoring</text:span><text:span text:style-name="T8"> dan mengendalikan perangkat kelistrikan di rumah ?</text:span></text:p>
        </text:list-item>
        <text:list-item>
          <text:p text:style-name="P17"><text:span text:style-name="T8">Bagaimana cara melakukan komunikasi antara </text:span><text:span text:style-name="T15">server</text:span><text:span text:style-name="T8"> </text:span><text:span text:style-name="T15">Raspberry Pi</text:span><text:span text:style-name="T8"> dan perangkat keras yang akan dikendalikan ?</text:span></text:p>
        </text:list-item>
        <text:list-item>
          <text:p text:style-name="P17"><text:span text:style-name="T8">Bagaimana membangun perangkat lunak pendukung untuk </text:span><text:span text:style-name="T15">memonitoring</text:span><text:span text:style-name="T8"> dan mengendalikan perangkat kelistrikan di rumah ?</text:span></text:p>
        </text:list-item>
        <text:list-item>
          <text:p text:style-name="P17"><text:span text:style-name="T8">Bagaimana membuat jaringan sistem </text:span><text:span text:style-name="T15">monitoring</text:span><text:span text:style-name="T8"> dan kendali yang sederhana namun tetap efektif dan efisien dalam penggunaannya?</text:span></text:p>
        </text:list-item>
        <text:list-item>
          <text:p text:style-name="P18">Bagaimana kinerja sistem secara keseluruhan ? </text:p>
        </text:list-item>
      </text:list>
      <text:list xml:id="list65802454179380" text:continue-list="list65802784625034" text:style-name="WWNum1">
        <text:list-item>
          <text:list>
            <text:list-item>
              <text:p text:style-name="P31">Tujuan Penelitian</text:p>
            </text:list-item>
          </text:list>
        </text:list-item>
      </text:list>
      <text:p text:style-name="P6"><text:span text:style-name="T7">Tujuan </text:span><text:span text:style-name="T8">dari penelitian yang dilakukan ini adalah sebagai berikut:</text:span></text:p>
      <text:list xml:id="list2327321765" text:style-name="WWNum4">
        <text:list-item>
          <text:p text:style-name="P25"><text:span text:style-name="T8">Merancang dan membangun rangkaian </text:span><text:span text:style-name="T9">perangkat keras sistem</text:span><text:span text:style-name="T14"> </text:span><text:span text:style-name="T8">yang untuk </text:span><text:span text:style-name="T15">memonitoring</text:span><text:span text:style-name="T8"> dan mengendalikan perangkat kelistrikan di rumah.</text:span></text:p>
        </text:list-item>
        <text:list-item>
          <text:p text:style-name="P25"><text:span text:style-name="T8">Melakukan komunikasi antara </text:span><text:span text:style-name="T15">server</text:span><text:span text:style-name="T8"> </text:span><text:span text:style-name="T15">Raspberry Pi</text:span><text:span text:style-name="T8"> dan perangkat keras yang akan dikendalikan.</text:span></text:p>
        </text:list-item>
        <text:list-item>
          <text:p text:style-name="P25"><text:span text:style-name="T8">Merancang dan membangun perangkat lunak pendukung untuk </text:span><text:span text:style-name="T15">memonitoring</text:span><text:span text:style-name="T8"> dan mengendalikan perangkat kelistrikan di rumah</text:span></text:p>
        </text:list-item>
        <text:list-item>
          <text:p text:style-name="P25"><text:span text:style-name="T8">Membuat jaringan sistem </text:span><text:span text:style-name="T15">monitoring</text:span><text:span text:style-name="T8"> dan kendali yang sederhana namun tetap efektif dan efisien dalam penggunaannya.</text:span></text:p>
        </text:list-item>
        <text:list-item>
          <text:p text:style-name="P26">Menguji kinerja sistem secara keseluruhan dan menganalisis hasil pengujian.</text:p>
        </text:list-item>
      </text:list>
      <text:list xml:id="list65803749656293" text:continue-list="list65802454179380" text:style-name="WWNum1">
        <text:list-item>
          <text:list>
            <text:list-item>
              <text:p text:style-name="P29">Pembatasan Masalah</text:p>
            </text:list-item>
          </text:list>
        </text:list-item>
      </text:list>
      <text:p text:style-name="P7">Ruang lingkup permasalahan dalam penelitian ini akan dibatasi pada:</text:p>
      <text:list xml:id="list428376232" text:style-name="WWNum2">
        <text:list-item>
          <text:p text:style-name="P19"><text:span text:style-name="T7">Menggunakan </text:span><text:span text:style-name="T12">Raspbian “jessie”</text:span><text:span text:style-name="T7"> untuk sistem operasi </text:span><text:span text:style-name="T12">Raspberry Pi</text:span></text:p>
        </text:list-item>
        <text:list-item>
          <text:p text:style-name="P19"><text:span text:style-name="T7">Penggunaan bahasa </text:span><text:span text:style-name="T13">python </text:span><text:span text:style-name="T7">sebagai bahasa pemrograman utama dalam </text:span><text:span text:style-name="T13">Raspberry Pi</text:span><text:span text:style-name="T7">.</text:span></text:p>
        </text:list-item>
        <text:list-item>
          <text:p text:style-name="P20">Perangkat yang dikendalikan berupa lampu, pintu dan alarm.</text:p>
        </text:list-item>
        <text:list-item>
          <text:p text:style-name="P21"><draw:frame text:anchor-type="paragraph" draw:z-index="3" draw:name="Shape1" draw:style-name="gr1" draw:text-style-name="P33" svg:width="0.5307in" svg:height="0.1953in" svg:x="4.902in" svg:y="-0.361in"><draw:text-box><text:p text:style-name="P32"><text:span text:style-name="T22">4</text:span></text:p></draw:text-box></draw:frame><text:soft-page-break/><text:span text:style-name="T7">Sensor yang digunakan adalah sensor PIR, Sensor </text:span><text:span text:style-name="T12">Photodioda</text:span><text:span text:style-name="T7">, dan </text:span><text:span text:style-name="T12">Limit Switch</text:span></text:p>
        </text:list-item>
      </text:list>
      <text:list xml:id="list65803007034664" text:continue-list="list65803749656293" text:style-name="WWNum1">
        <text:list-item>
          <text:list>
            <text:list-item>
              <text:p text:style-name="P30">Sistematika Penulisan</text:p>
            </text:list-item>
          </text:list>
        </text:list-item>
      </text:list>
      <text:p text:style-name="P1">Agar penulisan tugas akhir ini sistematis, maka penulisan dibagi dalam beberapa bab sebagai berikut:</text:p>
      <text:p text:style-name="P10">BAB I<text:tab/><text:tab/>PENDAHULUAN</text:p>
      <text:p text:style-name="P11">Bab ini berisikan Latar Belakang, Perumusan Masalah, Pembatasan Masalah, Tujuan Penelitian, Metodologi Penelitian, dan Sistematika Penulisan.</text:p>
      <text:p text:style-name="P13"><text:span text:style-name="T18">BAB II</text:span><text:span text:style-name="T6"><text:tab/></text:span><text:span text:style-name="T19">SISTEM </text:span><text:span text:style-name="T17">MONITORING</text:span><text:span text:style-name="T19"> DAN PENGENDALI </text:span><text:span text:style-name="T17">SMARTHOME</text:span><text:span text:style-name="T19"> BERBASIS WEB MENGGUNAKAN </text:span><text:span text:style-name="T17">RASPBERRY PI</text:span></text:p>
      <text:p text:style-name="P12"><text:span text:style-name="T10">Memuat tentang penjelasan tentang gambaran umum cara kerja Sistem </text:span><text:span text:style-name="T16">monitoring</text:span><text:span text:style-name="T10"> dan pengendali </text:span><text:span text:style-name="T16">smarthome</text:span><text:span text:style-name="T10"> berbasis web serta penggunaan </text:span><text:span text:style-name="T16">Raspberry Pi</text:span><text:span text:style-name="T10"> sebagai pengendali.</text:span></text:p>
      <text:p text:style-name="P13"><text:span text:style-name="T18">BAB III<text:tab/>PE</text:span><text:span text:style-name="T19">RANCANGAN SISTEM </text:span><text:span text:style-name="T17">MONITORING</text:span><text:span text:style-name="T19"> DAN PENGENDALI </text:span><text:span text:style-name="T17">SMARTHOME</text:span><text:span text:style-name="T19"> BERBASIS WEB MENGGUNAKAN </text:span><text:span text:style-name="T17">RASPBERRY PI</text:span></text:p>
      <text:p text:style-name="P12"><text:span text:style-name="T10">Bab ini berisikan tahap perancangan sistem </text:span><text:span text:style-name="T11">monitoring </text:span><text:span text:style-name="T10">dan pengendali berbasis </text:span><text:span text:style-name="T11">Raspberry Pi</text:span><text:span text:style-name="T10"> yang dapat diakses melalui browser PC maupun </text:span><text:span text:style-name="T11">Smartphone </text:span><text:span text:style-name="T10">yang tersambung ke </text:span><text:span text:style-name="T11">internet</text:span></text:p>
      <text:p text:style-name="P13"><text:span text:style-name="T20">BAB IV<text:tab/>PENGUJIAN DAN ANALISA </text:span><text:span text:style-name="T19">SISTEM </text:span><text:span text:style-name="T17">MONITORING</text:span><text:span text:style-name="T19"> DAN PENGENDALI </text:span><text:span text:style-name="T17">SMARTHOME</text:span><text:span text:style-name="T19"> BERBASIS WEB MENGGUNAKAN </text:span><text:span text:style-name="T17">RASPBERRY PI</text:span><text:span text:style-name="T10"> </text:span></text:p>
      <text:p text:style-name="P11">Bab ini berisi hasil pengujian terhadap hasil perancangan <text:s/>sistem beserta analisa pengujian. Pengujian yang dilakukan adalah pengujian sistem secara keseluruhan.</text:p>
      <text:p text:style-name="P14">BAB V<text:tab/>PENUTUP</text:p>
      <text:p text:style-name="P15">Bab ini berisikan Kesimpulan dan Sari8an yang diharapkan dapat berguna bagi perbaikan dan kesempurnaan tugas akhir ini.</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nos" svg:font-family="Tino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d" fo:country="ID"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id" fo:country="ID"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Times New Roman" fo:font-family="'Times New Roman'" style:font-family-generic="roman" style:font-pitch="variable" fo:font-size="12pt" fo:language="id" fo:country="ID"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5" style:display-name="Heading 5" style:family="paragraph" style:parent-style-name="Heading" style:default-outline-level="" style:class="text"/>
    <style:style style:name="Judul_20_Bab" style:display-name="Judul Bab" style:family="paragraph" style:parent-style-name="Standard" style:default-outline-level="">
      <style:paragraph-properties fo:margin-top="0in" fo:margin-bottom="0in" loext:contextual-spacing="false" fo:line-height="150%"/>
      <style:text-properties fo:font-size="14pt" fo:font-weight="bold" style:font-size-asian="14pt" style:font-weight-asian="bold" style:font-name-complex="Times New Roman1" style:font-family-complex="'Times New Roman'" style:font-family-generic-complex="system" style:font-pitch-complex="variable" style:font-size-complex="14pt"/>
    </style:style>
    <style:style style:name="List_20_Paragraph1" style:display-name="List Paragraph1" style:family="paragraph" style:parent-style-name="Standard" style:default-outline-level="">
      <style:paragraph-properties fo:margin-left="0.5in" fo:margin-right="0in" fo:margin-top="0in" fo:margin-bottom="0.111in" loext:contextual-spacing="true" fo:orphans="0" fo:widows="0" fo:text-indent="0in" style:auto-text-indent="false"/>
      <style:text-properties fo:font-size="10.5pt" style:font-name-asian="Calibri1" style:font-family-asian="Calibri" style:font-family-generic-asian="system" style:font-pitch-asian="variable" style:font-size-asian="10.5pt" style:language-asian="zh" style:country-asian="CN" style:font-size-complex="12pt"/>
    </style:style>
    <style:style style:name="Subjudul" style:family="paragraph" style:parent-style-name="List_20_Paragraph1" style:default-outline-level="">
      <style:paragraph-properties fo:margin-left="0.3937in" fo:margin-right="0in" fo:margin-top="0in" fo:margin-bottom="0in" loext:contextual-spacing="true" fo:line-height="150%" fo:text-align="start" style:justify-single-word="false" fo:text-indent="-0.3937in" style:auto-text-indent="false" style:writing-mode="lr-tb"/>
      <style:text-properties fo:font-size="12pt" fo:font-weight="bold" style:font-size-asian="12pt" style:font-weight-asian="bold"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text-align="start" style:justify-single-word="false"/>
      <style:text-properties fo:language="en" fo:country="US"/>
    </style:style>
    <style:style style:name="Quotations" style:family="paragraph" style:parent-style-name="Standard" style:class="html"/>
    <style:style style:name="Default_20_Paragraph_20_Font" style:display-name="Default Paragraph Font" style:family="text"/>
    <style:style style:name="Judul_20_Bab_20_Char" style:display-name="Judul Bab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1_20_Char" style:display-name="List Paragraph1 Char" style:family="text" style:parent-style-name="Default_20_Paragraph_20_Font">
      <style:text-properties fo:font-size="10.5pt" style:font-name-asian="Calibri1" style:font-family-asian="Calibri" style:font-family-generic-asian="system" style:font-pitch-asian="variable" style:font-size-asian="10.5pt" style:language-asian="zh" style:country-asian="CN" style:font-size-complex="12pt"/>
    </style:style>
    <style:style style:name="Subjudul_20_Char" style:display-name="Subjudul Char" style:family="text" style:parent-style-name="List_20_Paragraph1_20_Char">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zh" style:country-asian="CN"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12:05:00</meta:creation-date>
    <meta:initial-creator>Vantana</meta:initial-creator>
    <dc:language>en-US</dc:language>
    <dc:date>2017-04-01T06:55:28.534992300</dc:date>
    <meta:editing-cycles>14</meta:editing-cycles>
    <meta:editing-duration>PT1H19M16S</meta:editing-duration>
    <meta:generator>LibreOffice/5.3.1.2$Linux_X86_64 LibreOffice_project/e80a0e0fd1875e1696614d24c32df0f95f03deb2</meta:generator>
    <meta:document-statistic meta:table-count="0" meta:image-count="0" meta:object-count="0" meta:page-count="4" meta:paragraph-count="45" meta:word-count="891" meta:character-count="6691" meta:non-whitespace-character-count="58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